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6417in" fo:margin-left="0.0458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521in"/>
    </style:style>
    <style:style style:name="Table1.D" style:family="table-column">
      <style:table-column-properties style:column-width="1.0417in"/>
    </style:style>
    <style:style style:name="Table1.H" style:family="table-column">
      <style:table-column-properties style:column-width="1.1667in"/>
    </style:style>
    <style:style style:name="Table1.I" style:family="table-column">
      <style:table-column-properties style:column-width="1.183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4243in"/>
    </style:style>
    <style:style style:name="P1" style:family="paragraph" style:parent-style-name="Table_20_Contents">
      <style:paragraph-properties fo:text-align="center" style:justify-single-word="false"/>
      <style:text-properties fo:font-size="14pt" officeooo:rsid="000f7d32" officeooo:paragraph-rsid="000f7d32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0742a" officeooo:paragraph-rsid="0010742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0f7d32" officeooo:paragraph-rsid="0010742a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paragraph-rsid="0010742a" style:font-size-asian="14pt" style:font-size-complex="14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paragraph-rsid="0010742a" style:font-size-asian="14pt" style:font-size-complex="14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1b5a1" officeooo:paragraph-rsid="0011b5a1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1b5a1" officeooo:paragraph-rsid="0011b5a1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orphans="0" fo:widows="0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4pt" style:text-underline-style="none" officeooo:paragraph-rsid="0011b5a1" style:text-blinking="false" fo:background-color="transparent" style:font-size-asian="14pt" style:font-name-complex="Arial2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fo:font-size="14pt" style:text-underline-style="none" officeooo:paragraph-rsid="0011b5a1" style:text-blinking="false" fo:background-color="transparent" style:font-size-asian="14pt" style:font-name-complex="Arial2" style:font-size-complex="14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orphans="0" fo:widows="0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4pt" style:text-underline-style="none" style:text-blinking="false" fo:background-color="transparent" style:font-size-asian="14pt" style:font-name-complex="Arial2" style:font-size-complex="14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0d769" officeooo:paragraph-rsid="0010d769" style:font-size-asian="14pt" style:font-size-complex="14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fo:font-size="14pt" style:text-underline-style="none" officeooo:paragraph-rsid="0010d769" style:text-blinking="false" fo:background-color="transparent" style:font-size-asian="14pt" style:font-name-complex="Arial2" style:font-size-complex="14pt" style:font-style-complex="normal" style:font-weight-complex="normal"/>
    </style:style>
    <style:style style:name="T1" style:family="text">
      <style:text-properties officeooo:rsid="0010742a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style:font-name-complex="Arial2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D"/>
        <table:table-column table:style-name="Table1.B"/>
        <table:table-column table:style-name="Table1.H"/>
        <table:table-column table:style-name="Table1.I"/>
        <table:table-row>
          <table:table-cell table:style-name="Table1.A1" office:value-type="string">
            <text:p text:style-name="P1">বার</text:p>
          </table:table-cell>
          <table:table-cell table:style-name="Table1.A1" office:value-type="string">
            <text:p text:style-name="P1">শনিবার </text:p>
          </table:table-cell>
          <table:table-cell table:style-name="Table1.A1" office:value-type="string">
            <text:p text:style-name="P1">বিকাল </text:p>
          </table:table-cell>
          <table:table-cell table:style-name="Table1.A1" office:value-type="string">
            <text:p text:style-name="P1">রবিবার </text:p>
          </table:table-cell>
          <table:table-cell table:style-name="Table1.A1" office:value-type="string">
            <text:p text:style-name="P1">বিকাল </text:p>
          </table:table-cell>
          <table:table-cell table:style-name="Table1.A1" office:value-type="string">
            <text:p text:style-name="P2">সোমবার </text:p>
          </table:table-cell>
          <table:table-cell table:style-name="Table1.A1" office:value-type="string">
            <text:p text:style-name="P3">বিকাল</text:p>
          </table:table-cell>
          <table:table-cell table:style-name="Table1.A1" office:value-type="string">
            <text:p text:style-name="P2">মঙ্গলবার </text:p>
          </table:table-cell>
          <table:table-cell table:style-name="Table1.I1" office:value-type="string">
            <text:p text:style-name="P2">বুধবার </text:p>
          </table:table-cell>
        </table:table-row>
        <table:table-row>
          <table:table-cell table:style-name="Table1.A2" office:value-type="string">
            <text:p text:style-name="P2">তারিখ </text:p>
          </table:table-cell>
          <table:table-cell table:style-name="Table1.A2" office:value-type="string">
            <text:p text:style-name="P2">৩১/০৫/২৫ ইং </text:p>
          </table:table-cell>
          <table:table-cell table:style-name="Table1.A2" office:value-type="string">
            <text:p text:style-name="P4"><text:s/><text:span text:style-name="T1">৩১/০৫/২৫ ইং </text:span></text:p>
          </table:table-cell>
          <table:table-cell table:style-name="Table1.A2" office:value-type="string">
            <text:p text:style-name="P2">০১/০৬/২৫ ইং </text:p>
          </table:table-cell>
          <table:table-cell table:style-name="Table1.A2" office:value-type="string">
            <text:p text:style-name="P2">০১/০৬/২৫ ইং </text:p>
          </table:table-cell>
          <table:table-cell table:style-name="Table1.A2" office:value-type="string">
            <text:p text:style-name="P2">০২/০৬/২৫ ইং </text:p>
          </table:table-cell>
          <table:table-cell table:style-name="Table1.A2" office:value-type="string">
            <text:p text:style-name="P2">০২/০৬/২৫ ইং </text:p>
          </table:table-cell>
          <table:table-cell table:style-name="Table1.A2" office:value-type="string">
            <text:p text:style-name="P2">০৩/০৬/২৫ ইং </text:p>
          </table:table-cell>
          <table:table-cell table:style-name="Table1.I2" office:value-type="string">
            <text:p text:style-name="P2">০৪/০৬/২৫ ইং </text:p>
          </table:table-cell>
        </table:table-row>
        <table:table-row table:style-name="Table1.3">
          <table:table-cell table:style-name="Table1.A2" office:value-type="string">
            <text:p text:style-name="P2">বিভাগ সমূহ </text:p>
          </table:table-cell>
          <table:table-cell table:style-name="Table1.A2" office:value-type="string">
            <text:p text:style-name="P5"><text:bookmark text:name="docs-internal-guid-f6c99c58-7fff-6221-94d3-7116a643e735"/><text:span text:style-name="T2">সকাল ৮</text:span><text:span text:style-name="T3">-</text:span><text:span text:style-name="T2">১০ টা</text:span> </text:p>
          </table:table-cell>
          <table:table-cell table:style-name="Table1.A2" office:value-type="string">
            <text:p text:style-name="P5"><text:bookmark text:name="docs-internal-guid-12d450e0-7fff-e906-f913-90d19ffed965"/><text:span text:style-name="T2">বিকেল ২</text:span><text:span text:style-name="T3">-</text:span><text:span text:style-name="T2">৪ টা</text:span> </text:p>
          </table:table-cell>
          <table:table-cell table:style-name="Table1.A2" office:value-type="string">
            <text:p text:style-name="P6"><text:bookmark text:name="docs-internal-guid-f6c99c58-7fff-6221-94d3-7116a643e735 Copy 1"/><text:span text:style-name="T2">সকাল ৮</text:span><text:span text:style-name="T3">-</text:span><text:span text:style-name="T2">১০ টা</text:span></text:p>
          </table:table-cell>
          <table:table-cell table:style-name="Table1.A2" office:value-type="string">
            <text:p text:style-name="P5"><text:bookmark text:name="docs-internal-guid-12d450e0-7fff-e906-f913-90d19ffed965 Copy 1"/><text:span text:style-name="T2">বিকেল ২</text:span><text:span text:style-name="T3">-</text:span><text:span text:style-name="T2">৪ টা</text:span> </text:p>
          </table:table-cell>
          <table:table-cell table:style-name="Table1.A2" office:value-type="string">
            <text:p text:style-name="P6"><text:bookmark text:name="docs-internal-guid-f6c99c58-7fff-6221-94d3-7116a643e735 Copy 2"/><text:span text:style-name="T2">সকাল ৮</text:span><text:span text:style-name="T3">-</text:span><text:span text:style-name="T2">১০ টা</text:span></text:p>
          </table:table-cell>
          <table:table-cell table:style-name="Table1.A2" office:value-type="string">
            <text:p text:style-name="P6"><text:bookmark text:name="docs-internal-guid-12d450e0-7fff-e906-f913-90d19ffed965 Copy 1 Copy 1"/><text:span text:style-name="T2">বিকেল ২</text:span><text:span text:style-name="T3">-</text:span><text:span text:style-name="T2">৪ টা</text:span> </text:p>
          </table:table-cell>
          <table:table-cell table:style-name="Table1.A2" office:value-type="string">
            <text:p text:style-name="P6"><text:bookmark text:name="docs-internal-guid-f6c99c58-7fff-6221-94d3-7116a643e735 Copy 3"/><text:span text:style-name="T2">সকাল ৮</text:span><text:span text:style-name="T3">-</text:span><text:span text:style-name="T2">১০ টা</text:span></text:p>
          </table:table-cell>
          <table:table-cell table:style-name="Table1.I2" office:value-type="string">
            <text:p text:style-name="P6"><text:bookmark text:name="docs-internal-guid-f6c99c58-7fff-6221-94d3-7116a643e735 Copy 4"/><text:span text:style-name="T2">সকাল ৮</text:span><text:span text:style-name="T3">-</text:span><text:span text:style-name="T2">১০ টা</text:span></text:p>
          </table:table-cell>
        </table:table-row>
        <table:table-row>
          <table:table-cell table:style-name="Table1.A2" office:value-type="string">
            <text:p text:style-name="P7">ইয়াজ দহম </text:p>
          </table:table-cell>
          <table:table-cell table:style-name="Table1.A2" office:value-type="string">
            <text:p text:style-name="P7"><text:s/>গুলজারে সুন্নত </text:p>
          </table:table-cell>
          <table:table-cell table:style-name="Table1.A2" office:value-type="string">
            <text:p text:style-name="P7">বাংলা</text:p>
          </table:table-cell>
          <table:table-cell table:style-name="Table1.A2" office:value-type="string">
            <text:p text:style-name="P7">রাহে নাজাত </text:p>
          </table:table-cell>
          <table:table-cell table:style-name="Table1.A2" office:value-type="string">
            <text:p text:style-name="P8">তালিমূল ইসলাম </text:p>
          </table:table-cell>
          <table:table-cell table:style-name="Table1.A2" office:value-type="string">
            <text:p text:style-name="P9"><text:bookmark text:name="docs-internal-guid-f3bf0936-7fff-8ea9-fdec-7ab67f69f34e Copy 1"/>কুরআন মাজীদ</text:p>
          </table:table-cell>
          <table:table-cell table:style-name="Table1.A2" office:value-type="string">
            <text:p text:style-name="P10"><text:bookmark text:name="docs-internal-guid-26cbeadc-7fff-4be5-3fe2-84e697ff4e4d Copy 1 Copy 1"/>ইংরেজী</text:p>
          </table:table-cell>
          <table:table-cell table:style-name="Table1.A2" office:value-type="string">
            <text:p text:style-name="P7">উর্দু কায়দা </text:p>
          </table:table-cell>
          <table:table-cell table:style-name="Table1.I2" office:value-type="string">
            <text:p text:style-name="P7">গণিত </text:p>
          </table:table-cell>
        </table:table-row>
        <table:table-row>
          <table:table-cell table:style-name="Table1.A2" office:value-type="string">
            <text:p text:style-name="P5"><text:bookmark text:name="docs-internal-guid-4a24650b-7fff-1fdd-857c-f82b9c7f342c"/><text:span text:style-name="T2">হেফজ বিভাগ</text:span> </text:p>
          </table:table-cell>
          <table:table-cell table:style-name="Table1.A2" office:value-type="string">
            <text:p text:style-name="P6"><text:bookmark text:name="docs-internal-guid-1b997b5c-7fff-88d0-05e1-b4bb436b8cf6"/><text:span text:style-name="T2">সুন্নত</text:span> 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><text:bookmark text:name="docs-internal-guid-82a536a2-7fff-5b15-34be-a1b11cfec36d"/><text:span text:style-name="T2">আদিয়ায়ে সালাত আদিয়ায়ে মাসনু নাহ</text:span> 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><text:bookmark text:name="docs-internal-guid-bc03eb17-7fff-9ba4-0300-8a4276f1f3d1"/><text:span text:style-name="T2">হিফজুল কুরআন মাজীদ</text:span> 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><text:bookmark text:name="docs-internal-guid-945691f3-7fff-fa28-66d9-a6a85b8cca89"/><text:span text:style-name="T2">তাজবীদ</text:span> </text:p>
          </table:table-cell>
          <table:table-cell table:style-name="Table1.I2" office:value-type="string">
            <text:p text:style-name="P5"><text:bookmark text:name="docs-internal-guid-46b77ea9-7fff-72b1-abee-aff623a97423"/><text:span text:style-name="T2">হাদিস শরিফ ও আঃ হুসনা</text:span> </text:p>
          </table:table-cell>
        </table:table-row>
        <table:table-row>
          <table:table-cell table:style-name="Table1.A2" office:value-type="string">
            <text:p text:style-name="P5"><text:bookmark text:name="docs-internal-guid-8ba060c9-7fff-5326-2a6e-f63067336522"/><text:span text:style-name="T2">নাজরা বিভাগ</text:span> </text:p>
          </table:table-cell>
          <table:table-cell table:style-name="Table1.A2" office:value-type="string">
            <text:p text:style-name="P5"><text:bookmark text:name="docs-internal-guid-5130136c-7fff-b742-25af-ee2c5ff98cb0"/><text:span text:style-name="T2">কালিমা ও মাসায়েল</text:span> </text:p>
          </table:table-cell>
          <table:table-cell table:style-name="Table1.A2" office:value-type="string">
            <text:p text:style-name="P5"><text:bookmark text:name="docs-internal-guid-c2f12c38-7fff-eacf-2f4a-3000cc4ec759"/><text:span text:style-name="T2">বাংলা</text:span> </text:p>
            <text:p text:style-name="P11"/>
          </table:table-cell>
          <table:table-cell table:style-name="Table1.A2" office:value-type="string">
            <text:p text:style-name="P5"><text:bookmark text:name="docs-internal-guid-2ae47aac-7fff-1034-143a-369b247e67fd"/><text:span text:style-name="T2">আদিয়ায়ে সালাত আদিয়ায়ে মাসনু নাহ</text:span> 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<text:bookmark text:name="docs-internal-guid-f3bf0936-7fff-8ea9-fdec-7ab67f69f34e"/>কুরআন মাজীদ</text:p>
          </table:table-cell>
          <table:table-cell table:style-name="Table1.A2" office:value-type="string">
            <text:p text:style-name="P5"><text:bookmark text:name="docs-internal-guid-26cbeadc-7fff-4be5-3fe2-84e697ff4e4d Copy 1"/><text:span text:style-name="T2">ইংরেজী</text:span> </text:p>
          </table:table-cell>
          <table:table-cell table:style-name="Table1.A2" office:value-type="string">
            <text:p text:style-name="P5"><text:bookmark text:name="docs-internal-guid-46b77ea9-7fff-72b1-abee-aff623a97423 Copy 1"/><text:span text:style-name="T2">হাদিস শরিফ ও আঃ হুসনা</text:span> </text:p>
          </table:table-cell>
          <table:table-cell table:style-name="Table1.I2" office:value-type="string">
            <text:p text:style-name="P13">গণিত</text:p>
          </table:table-cell>
        </table:table-row>
        <table:table-row>
          <table:table-cell table:style-name="Table1.A2" office:value-type="string">
            <text:p text:style-name="P5"><text:bookmark text:name="docs-internal-guid-3f8200b0-7fff-8c08-889e-3778bd89a2c6"/><text:span text:style-name="T2">নূরানী বিভাগ</text:span> </text:p>
          </table:table-cell>
          <table:table-cell table:style-name="Table1.A2" office:value-type="string">
            <text:p text:style-name="P5"><text:bookmark text:name="docs-internal-guid-5130136c-7fff-b742-25af-ee2c5ff98cb0 Copy 1"/><text:span text:style-name="T2">কালিমা ও মাসায়েল</text:span> </text:p>
          </table:table-cell>
          <table:table-cell table:style-name="Table1.A2" office:value-type="string">
            <text:p text:style-name="P5"><text:bookmark text:name="docs-internal-guid-c2f12c38-7fff-eacf-2f4a-3000cc4ec759 Copy 1"/><text:span text:style-name="T2">বাংলা</text:span> </text:p>
            <text:p text:style-name="P11"/>
          </table:table-cell>
          <table:table-cell table:style-name="Table1.A2" office:value-type="string">
            <text:p text:style-name="P5"><text:bookmark text:name="docs-internal-guid-2ae47aac-7fff-1034-143a-369b247e67fd Copy 1"/><text:span text:style-name="T2">আদিয়ায়ে সালাত আদিয়ায়ে মাসনু নাহ</text:span> 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><text:bookmark text:name="docs-internal-guid-4933c926-7fff-eb80-5653-d543146ad5fe"/><text:span text:style-name="T2">আমপাড়া ও নূরানী কায়দা</text:span> </text:p>
          </table:table-cell>
          <table:table-cell table:style-name="Table1.A2" office:value-type="string">
            <text:p text:style-name="P5"><text:bookmark text:name="docs-internal-guid-26cbeadc-7fff-4be5-3fe2-84e697ff4e4d"/><text:span text:style-name="T2">ইংরেজী</text:span> </text:p>
          </table:table-cell>
          <table:table-cell table:style-name="Table1.A2" office:value-type="string">
            <text:p text:style-name="P14"><text:bookmark text:name="docs-internal-guid-46b77ea9-7fff-72b1-abee-aff623a97423 Copy 1 Copy 1"/>হাদিস শরিফ </text:p>
          </table:table-cell>
          <table:table-cell table:style-name="Table1.I2" office:value-type="string">
            <text:p text:style-name="P13">গণিত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4.7126in" style:type="center"/>
          <style:tab-stop style:position="9.4252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transparent" style:font-size-asian="12pt" style:font-name-complex="Arial2" style:font-size-complex="12pt" style:font-style-complex="normal" style:font-weight-complex="normal"/>
    </style:style>
    <style:style style:name="MP2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>
        <style:tab-stops>
          <style:tab-stop style:position="4.7126in" style:type="center"/>
          <style:tab-stop style:position="9.4252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ize="20pt" style:text-underline-style="none" style:text-blinking="false" fo:background-color="transparent" style:font-size-asian="20pt" style:font-name-complex="Arial2" style:font-size-complex="20pt" style:font-style-complex="normal" style:font-weight-complex="normal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>
        <style:tab-stops>
          <style:tab-stop style:position="4.7126in" style:type="center"/>
          <style:tab-stop style:position="9.4252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ize="18pt" style:text-underline-style="none" officeooo:paragraph-rsid="000f7d32" style:text-blinking="false" fo:background-color="transparent" style:font-size-asian="18pt" style:font-name-complex="Arial2" style:font-size-complex="18pt" style:font-style-complex="normal" style:font-weight-complex="normal"/>
    </style:style>
    <style:style style:name="MP4" style:family="paragraph" style:parent-style-name="Footer">
      <style:paragraph-properties fo:text-align="center" style:justify-single-word="false"/>
      <style:text-properties officeooo:rsid="0011b5a1" officeooo:paragraph-rsid="0011b5a1"/>
    </style:style>
    <style:style style:name="MT1" style:family="text">
      <style:text-properties officeooo:rsid="0011b5a1"/>
    </style:style>
    <style:style style:name="MT2" style:family="text">
      <style:text-properties officeooo:rsid="000f7d32"/>
    </style:style>
    <style:style style:name="MT3" style:family="text">
      <style:text-properties style:font-name="Arial2" fo:font-style="normal" fo:font-weight="normal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text:bookmark text:name="docs-internal-guid-bbababe0-7fff-412a-51bd-cf573a9a76f6 Copy 3"/>কালার ডাঙ্গা নূরে মাদিনা হাফিজিয়া মাদ্রাসা ও এতিম খানা</text:p>
        <text:p text:style-name="MP3"><text:span text:style-name="MT1">১ম</text:span><text:span text:style-name="MT2"> </text:span>বার্ষিক পরীক্ষার রুটিন<text:span text:style-name="MT3">-</text:span>২০২<text:span text:style-name="MT2">৫</text:span> ইং </text:p>
      </style:header>
      <style:footer>
        <text:p text:style-name="MP4">মহতামিম সাহেবের স্বাক্ষর <text:tab/><text:tab/>পরীক্ষা পরিচালকের স্বাক্ষর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3T21:02:47.705568000</meta:creation-date>
    <dc:date>2025-05-28T11:07:42.172905100</dc:date>
    <meta:editing-duration>PT17H41M30S</meta:editing-duration>
    <meta:editing-cycles>3</meta:editing-cycles>
    <meta:generator>LibreOffice/25.2.2.2$Windows_X86_64 LibreOffice_project/7370d4be9e3cf6031a51beef54ff3bda878e3fac</meta:generator>
    <meta:print-date>2025-05-27T17:42:33.865123400</meta:print-date>
    <meta:document-statistic meta:table-count="1" meta:image-count="0" meta:object-count="0" meta:page-count="1" meta:paragraph-count="61" meta:word-count="143" meta:character-count="581" meta:non-whitespace-character-count="447"/>
  </office:meta>
</office:document-meta>
</file>